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0f2d" officeooo:paragraph-rsid="00080f2d"/>
    </style:style>
    <style:style style:name="P2" style:family="paragraph" style:parent-style-name="Standard">
      <style:text-properties officeooo:rsid="000a273f" officeooo:paragraph-rsid="000a273f"/>
    </style:style>
    <style:style style:name="P3" style:family="paragraph" style:parent-style-name="Table_20_Contents">
      <style:text-properties officeooo:rsid="0005495a" officeooo:paragraph-rsid="0005495a"/>
    </style:style>
    <style:style style:name="T1" style:family="text">
      <style:text-properties officeooo:rsid="000a27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:B:<text:span text:style-name="T1">C</text:span></text:p>
      <text:p text:style-name="P2">1:2:3</text:p>
      <text:p text:style-name="P2">4:5:6</text:p>
      <text:p text:style-name="P2">7:8: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4:33:35.954000000</meta:creation-date>
    <dc:date>2018-11-08T10:47:18.293000000</dc:date>
    <meta:editing-duration>PT32S</meta:editing-duration>
    <meta:editing-cycles>2</meta:editing-cycles>
    <meta:generator>LibreOfficeDev/6.2.0.0.alpha1$Windows_x86 LibreOffice_project/2cef68a605494bcef0388201b1058c95788c45a8</meta:generator>
    <meta:document-statistic meta:table-count="0" meta:image-count="0" meta:object-count="0" meta:page-count="1" meta:paragraph-count="4" meta:word-count="4" meta:character-count="20" meta:non-whitespace-character-count="20"/>
  </office:meta>
</office:document-meta>
</file>